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Palatino Linotype"/>
    </style:style>
    <style:style style:name="P2" style:parent-style-name="Standard" style:family="paragraph">
      <style:text-properties style:font-name="Palatino Linotype"/>
    </style:style>
    <style:style style:name="P3" style:parent-style-name="Standard" style:family="paragraph">
      <style:text-properties style:font-name="Palatino Linotype"/>
    </style:style>
    <style:style style:name="T4" style:parent-style-name="Policepardéfaut" style:family="text">
      <style:text-properties style:font-name="Palatino Linotype"/>
    </style:style>
    <style:style style:name="T5" style:parent-style-name="Policepardéfaut" style:family="text">
      <style:text-properties style:font-name="Palatino Linotype"/>
    </style:style>
    <style:style style:name="T6" style:parent-style-name="Lienhypertexte" style:family="text">
      <style:text-properties style:font-name="Palatino Linotype"/>
    </style:style>
    <style:style style:name="P7" style:parent-style-name="Standard" style:family="paragraph">
      <style:text-properties style:font-name="Palatino Linotype"/>
    </style:style>
    <style:style style:name="P8" style:parent-style-name="Standard" style:family="paragraph">
      <style:paragraph-properties fo:text-align="end"/>
      <style:text-properties style:font-name="Palatino Linotype"/>
    </style:style>
    <style:style style:name="P9" style:parent-style-name="Standard" style:family="paragraph">
      <style:paragraph-properties fo:text-align="end"/>
      <style:text-properties style:font-name="Palatino Linotype"/>
    </style:style>
    <style:style style:name="P10" style:parent-style-name="Standard" style:family="paragraph">
      <style:text-properties style:font-name="Palatino Linotype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font-name="Palatino Linotype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Palatino Linotype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font-name="Palatino Linotype"/>
    </style:style>
    <style:style style:name="P14" style:parent-style-name="Standard" style:family="paragraph">
      <style:text-properties style:font-name="Palatino Linotype"/>
    </style:style>
    <style:style style:name="T15" style:parent-style-name="Policepardéfaut" style:family="text">
      <style:text-properties style:font-name="Palatino Linotype"/>
    </style:style>
    <style:style style:name="T16" style:parent-style-name="Policepardéfaut" style:family="text">
      <style:text-properties style:font-name="Palatino Linotype"/>
    </style:style>
    <style:style style:name="T17" style:parent-style-name="Policepardéfaut" style:family="text">
      <style:text-properties style:font-name="Palatino Linotype"/>
    </style:style>
    <style:style style:name="T18" style:parent-style-name="Policepardéfaut" style:family="text">
      <style:text-properties style:font-name="Palatino Linotype"/>
    </style:style>
    <style:style style:name="T19" style:parent-style-name="Policepardéfaut" style:family="text">
      <style:text-properties style:font-name="Palatino Linotype"/>
    </style:style>
    <style:style style:name="T20" style:parent-style-name="Policepardéfaut" style:family="text">
      <style:text-properties style:font-name="Palatino Linotype"/>
    </style:style>
    <style:style style:name="T21" style:parent-style-name="Policepardéfaut" style:family="text">
      <style:text-properties style:font-name="Palatino Linotype"/>
    </style:style>
    <style:style style:name="T22" style:parent-style-name="Policepardéfaut" style:family="text">
      <style:text-properties style:font-name="Palatino Linotype"/>
    </style:style>
    <style:style style:name="T23" style:parent-style-name="Policepardéfaut" style:family="text">
      <style:text-properties style:font-name="Palatino Linotype"/>
    </style:style>
    <style:style style:name="T24" style:parent-style-name="Policepardéfaut" style:family="text">
      <style:text-properties style:font-name="Palatino Linotype"/>
    </style:style>
    <style:style style:name="T25" style:parent-style-name="Policepardéfaut" style:family="text">
      <style:text-properties style:font-name="Palatino Linotype"/>
    </style:style>
    <style:style style:name="T26" style:parent-style-name="Policepardéfaut" style:family="text">
      <style:text-properties style:font-name="Palatino Linotype"/>
    </style:style>
    <style:style style:name="T27" style:parent-style-name="Policepardéfaut" style:family="text">
      <style:text-properties style:font-name="Palatino Linotype"/>
    </style:style>
    <style:style style:name="P28" style:parent-style-name="Standard" style:family="paragraph">
      <style:text-properties style:font-name="Palatino Linotype"/>
    </style:style>
    <style:style style:name="P29" style:parent-style-name="Standard" style:family="paragraph">
      <style:text-properties style:font-name="Palatino Linotype"/>
    </style:style>
    <style:style style:name="T30" style:parent-style-name="Policepardéfaut" style:family="text">
      <style:text-properties style:font-name="Palatino Linotype"/>
    </style:style>
    <style:style style:name="T31" style:parent-style-name="Policepardéfaut" style:family="text">
      <style:text-properties style:font-name="Palatino Linotype"/>
    </style:style>
    <style:style style:name="T32" style:parent-style-name="Policepardéfaut" style:family="text">
      <style:text-properties style:font-name="Palatino Linotype"/>
    </style:style>
    <style:style style:name="T33" style:parent-style-name="Policepardéfaut" style:family="text">
      <style:text-properties style:font-name="Palatino Linotype"/>
    </style:style>
    <style:style style:name="T34" style:parent-style-name="Policepardéfaut" style:family="text">
      <style:text-properties style:font-name="Palatino Linotype"/>
    </style:style>
    <style:style style:name="T35" style:parent-style-name="Policepardéfaut" style:family="text">
      <style:text-properties style:font-name="Palatino Linotype"/>
    </style:style>
    <style:style style:name="T36" style:parent-style-name="Policepardéfaut" style:family="text">
      <style:text-properties style:font-name="Palatino Linotype"/>
    </style:style>
    <style:style style:name="T37" style:parent-style-name="Policepardéfaut" style:family="text">
      <style:text-properties style:font-name="Palatino Linotype"/>
    </style:style>
    <style:style style:name="T38" style:parent-style-name="Policepardéfaut" style:family="text">
      <style:text-properties style:font-name="Palatino Linotype"/>
    </style:style>
    <style:style style:name="T39" style:parent-style-name="Policepardéfaut" style:family="text">
      <style:text-properties style:font-name="Palatino Linotype"/>
    </style:style>
    <style:style style:name="T40" style:parent-style-name="Policepardéfaut" style:family="text">
      <style:text-properties style:font-name="Palatino Linotype"/>
    </style:style>
    <style:style style:name="T41" style:parent-style-name="Policepardéfaut" style:family="text">
      <style:text-properties style:font-name="Palatino Linotype"/>
    </style:style>
    <style:style style:name="T42" style:parent-style-name="Policepardéfaut" style:family="text">
      <style:text-properties style:font-name="Palatino Linotype"/>
    </style:style>
    <style:style style:name="T43" style:parent-style-name="Policepardéfaut" style:family="text">
      <style:text-properties style:font-name="Palatino Linotype"/>
    </style:style>
    <style:style style:name="T44" style:parent-style-name="Policepardéfaut" style:family="text">
      <style:text-properties style:font-name="Palatino Linotype"/>
    </style:style>
    <style:style style:name="T45" style:parent-style-name="Policepardéfaut" style:family="text">
      <style:text-properties style:font-name="Palatino Linotype"/>
    </style:style>
    <style:style style:name="P46" style:parent-style-name="Standard" style:family="paragraph">
      <style:text-properties style:font-name="Palatino Linotype"/>
    </style:style>
    <style:style style:name="T47" style:parent-style-name="Policepardéfaut" style:family="text">
      <style:text-properties style:font-name="Palatino Linotype"/>
    </style:style>
    <style:style style:name="T48" style:parent-style-name="Policepardéfaut" style:family="text">
      <style:text-properties style:font-name="Palatino Linotype"/>
    </style:style>
    <style:style style:name="T49" style:parent-style-name="Policepardéfaut" style:family="text">
      <style:text-properties style:font-name="Palatino Linotype"/>
    </style:style>
    <style:style style:name="T50" style:parent-style-name="Policepardéfaut" style:family="text">
      <style:text-properties style:font-name="Palatino Linotype"/>
    </style:style>
    <style:style style:name="T51" style:parent-style-name="Policepardéfaut" style:family="text">
      <style:text-properties style:font-name="Palatino Linotype"/>
    </style:style>
    <style:style style:name="T52" style:parent-style-name="Policepardéfaut" style:family="text">
      <style:text-properties style:font-name="Palatino Linotype"/>
    </style:style>
    <style:style style:name="T53" style:parent-style-name="Policepardéfaut" style:family="text">
      <style:text-properties style:font-name="Palatino Linotype"/>
    </style:style>
    <style:style style:name="T54" style:parent-style-name="Policepardéfaut" style:family="text">
      <style:text-properties style:font-name="Palatino Linotype"/>
    </style:style>
    <style:style style:name="T55" style:parent-style-name="Policepardéfaut" style:family="text">
      <style:text-properties style:font-name="Palatino Linotype"/>
    </style:style>
    <style:style style:name="T56" style:parent-style-name="Policepardéfaut" style:family="text">
      <style:text-properties style:font-name="Palatino Linotype"/>
    </style:style>
    <style:style style:name="T57" style:parent-style-name="Policepardéfaut" style:family="text">
      <style:text-properties style:font-name="Palatino Linotype"/>
    </style:style>
    <style:style style:name="P58" style:parent-style-name="Standard" style:family="paragraph">
      <style:text-properties style:font-name="Palatino Linotype"/>
    </style:style>
    <style:style style:name="T59" style:parent-style-name="Policepardéfaut" style:family="text">
      <style:text-properties style:font-name="Palatino Linotype"/>
    </style:style>
    <style:style style:name="T60" style:parent-style-name="Policepardéfaut" style:family="text">
      <style:text-properties style:font-name="Palatino Linotype"/>
    </style:style>
    <style:style style:name="T61" style:parent-style-name="Policepardéfaut" style:family="text">
      <style:text-properties style:font-name="Palatino Linotype"/>
    </style:style>
    <style:style style:name="T62" style:parent-style-name="Policepardéfaut" style:family="text">
      <style:text-properties style:font-name="Palatino Linotype"/>
    </style:style>
    <style:style style:name="T63" style:parent-style-name="Policepardéfaut" style:family="text">
      <style:text-properties style:font-name="Palatino Linotype"/>
    </style:style>
    <style:style style:name="T64" style:parent-style-name="Policepardéfaut" style:family="text">
      <style:text-properties style:font-name="Palatino Linotype" fo:font-style="italic" style:font-style-asian="italic" style:font-style-complex="italic"/>
    </style:style>
    <style:style style:name="T65" style:parent-style-name="Policepardéfaut" style:family="text">
      <style:text-properties style:font-name="Palatino Linotype"/>
    </style:style>
    <style:style style:name="T66" style:parent-style-name="Policepardéfaut" style:family="text">
      <style:text-properties style:font-name="Palatino Linotype"/>
    </style:style>
    <style:style style:name="T67" style:parent-style-name="Policepardéfaut" style:family="text">
      <style:text-properties style:font-name="Palatino Linotype"/>
    </style:style>
    <style:style style:name="T68" style:parent-style-name="Policepardéfaut" style:family="text">
      <style:text-properties style:font-name="Palatino Linotype"/>
    </style:style>
    <style:style style:name="T69" style:parent-style-name="Policepardéfaut" style:family="text">
      <style:text-properties style:font-name="Palatino Linotype"/>
    </style:style>
    <style:style style:name="T70" style:parent-style-name="Policepardéfaut" style:family="text">
      <style:text-properties style:font-name="Palatino Linotype"/>
    </style:style>
    <style:style style:name="T71" style:parent-style-name="Policepardéfaut" style:family="text">
      <style:text-properties style:font-name="Palatino Linotype"/>
    </style:style>
    <style:style style:name="P72" style:parent-style-name="Standard" style:family="paragraph">
      <style:text-properties style:font-name="Palatino Linotype"/>
    </style:style>
    <style:style style:name="T73" style:parent-style-name="Policepardéfaut" style:family="text">
      <style:text-properties style:font-name="Palatino Linotype"/>
    </style:style>
    <style:style style:name="T74" style:parent-style-name="Policepardéfaut" style:family="text">
      <style:text-properties style:font-name="Palatino Linotype"/>
    </style:style>
    <style:style style:name="T75" style:parent-style-name="Policepardéfaut" style:family="text">
      <style:text-properties style:font-name="Palatino Linotype"/>
    </style:style>
    <style:style style:name="T76" style:parent-style-name="Policepardéfaut" style:family="text">
      <style:text-properties style:font-name="Palatino Linotype"/>
    </style:style>
    <style:style style:name="T77" style:parent-style-name="Policepardéfaut" style:family="text">
      <style:text-properties style:font-name="Palatino Linotype"/>
    </style:style>
    <style:style style:name="T78" style:parent-style-name="Policepardéfaut" style:family="text">
      <style:text-properties style:font-name="Palatino Linotype"/>
    </style:style>
    <style:style style:name="T79" style:parent-style-name="Policepardéfaut" style:family="text">
      <style:text-properties style:font-name="Palatino Linotype"/>
    </style:style>
    <style:style style:name="T80" style:parent-style-name="Policepardéfaut" style:family="text">
      <style:text-properties style:font-name="Palatino Linotype"/>
    </style:style>
    <style:style style:name="T81" style:parent-style-name="Policepardéfaut" style:family="text">
      <style:text-properties style:font-name="Palatino Linotype"/>
    </style:style>
    <style:style style:name="T82" style:parent-style-name="Policepardéfaut" style:family="text">
      <style:text-properties style:font-name="Palatino Linotype"/>
    </style:style>
    <style:style style:name="T83" style:parent-style-name="Policepardéfaut" style:family="text">
      <style:text-properties style:font-name="Palatino Linotype"/>
    </style:style>
    <style:style style:name="P84" style:parent-style-name="Standard" style:family="paragraph">
      <style:text-properties style:font-name="Palatino Linotype"/>
    </style:style>
    <style:style style:name="P85" style:parent-style-name="Standard" style:family="paragraph">
      <style:text-properties style:font-name="Palatino Linotype"/>
    </style:style>
    <style:style style:name="T86" style:parent-style-name="Policepardéfaut" style:family="text">
      <style:text-properties style:font-name="Palatino Linotype"/>
    </style:style>
  </office:automatic-styles>
  <office:body>
    <office:text text:use-soft-page-breaks="true">
      <text:p text:style-name="P1">NOM Prenom</text:p>
      <text:p text:style-name="P2">??<text:s/>ans</text:p>
      <text:p text:style-name="P3">Tél : 06 ?? ?? ?? ??</text:p>
      <text:p text:style-name="Standard"><text:span text:style-name="T4">E-mail :</text:span><text:span text:style-name="T5"> </text:span><text:a xlink:href="mailto:??@??.fr" office:target-frame-name="_top" xlink:show="replace"><text:span text:style-name="T6">??@??.fr</text:span></text:a></text:p>
      <text:p text:style-name="P7"/>
      <text:p text:style-name="P8">Fait à<text:s/>MAVILLE, le<text:s/>XX<text:s/>septembre 20XX</text:p>
      <text:p text:style-name="P9">À l'attention de la société<text:s/>LASOCIETE</text:p>
      <text:p text:style-name="P10"/>
      <text:p text:style-name="P11">Objet :<text:s/>Poste de<text:s/>Consultant<text:s/>en Cyber Sécurité</text:p>
      <text:p text:style-name="P12"/>
      <text:p text:style-name="P13">Madame, Monsieur,</text:p>
      <text:p text:style-name="P14"/>
      <text:p text:style-name="Standard"><text:span text:style-name="T15"><office:annotation office:name="0" xml:id="564521482"><dc:creator>Michel K</dc:creator><dc:date>2019-12-19T12:22:00</dc:date><text:p text:style-name="Commentaire">À adapter selon votre situation actuelle (une phrase max si possible)</text:p></office:annotation>À la suite de mon diplôme</text:span><text:span text:style-name="Marquedecommentaire"><office:annotation-end office:name="0"/></text:span><text:span text:style-name="T16">, j'ai l'occasion de<text:s/></text:span><text:span text:style-name="T17">travailler concrètement dans un domaine qui me tient à cœur dès<text:s/></text:span><text:span text:style-name="T18">janvier 20</text:span><text:span text:style-name="T19">XX</text:span><text:span text:style-name="T20">. Étant<text:s/></text:span><text:span text:style-name="T21">passionné par<text:s/></text:span><text:span text:style-name="T22">la sécurité informatique</text:span><text:span text:style-name="T23">, je me permets<text:s/></text:span><text:span text:style-name="T24">de vous adresser mon dossier de c</text:span><text:span text:style-name="T25">andidature pour le poste de Consultant<text:s/></text:span><text:span text:style-name="T26">Cyber Sécurité</text:span><text:span text:style-name="T27">.</text:span></text:p>
      <text:p text:style-name="P28"/>
      <text:p text:style-name="P29">Au cours de mes études universitaires<text:s/>en réseaux informatiques, j'ai pu découvrir divers<text:s/>fondamentaux<text:s/>qui m'ont permis de forger des bases solides et générales en informatique.</text:p>
      <text:p text:style-name="Standard"><text:span text:style-name="T30">Ces enseignements m'ont notamment aidé à d</text:span><text:span text:style-name="T31">évelopper<text:s/></text:span><text:span text:style-name="T32"><office:annotation office:name="1" xml:id="564521530"><dc:creator>Michel K</dc:creator><dc:date>2019-12-19T12:23:00</dc:date><text:p text:style-name="Commentaire">Montrer un projet personnel (de taille si possible)</text:p></office:annotation>mon activité d'autoentrepreneur dans la sécurité<text:s/></text:span><text:span text:style-name="T33">informatique</text:span><text:span text:style-name="T34">, via un site web<text:s/></text:span><text:span text:style-name="T35">sur lequel</text:span><text:span text:style-name="T36"><text:s/>je partage mes connaissances et<text:s/></text:span><text:span text:style-name="T37">aide volontiers des milliers d’internautes</text:span><text:span text:style-name="Marquedecommentaire"><office:annotation-end office:name="1"/></text:span><text:span text:style-name="T38">.</text:span></text:p>
      <text:p text:style-name="Standard"><text:span text:style-name="T39">Cette activité parallèle à mes études m'a<text:s/></text:span><text:span text:style-name="T40">aidé à</text:span><text:span text:style-name="T41"><text:s/>développer d</text:span><text:span text:style-name="T42">es compétences<text:s/></text:span><text:span text:style-name="T43"><office:annotation office:name="2" xml:id="564521561"><dc:creator>Michel K</dc:creator><dc:date>2019-12-19T12:23:00</dc:date><text:p text:style-name="Commentaire">Pour se démarquer des autres CV/lettres</text:p></office:annotation>plutôt atypiques aux yeux de mes camarades</text:span><text:span text:style-name="Marquedecommentaire"><office:annotation-end office:name="2"/></text:span><text:span text:style-name="T44">. J'ai notamment appris à maîtriser plusieurs facettes du web, dont<text:s/></text:span><text:span text:style-name="T45"><office:annotation office:name="3" xml:id="564521594"><dc:creator>Michel K</dc:creator><dc:date>2019-12-19T12:24:00</dc:date><text:p text:style-name="Commentaire">Montrez que vous êtes polyvalent(e)</text:p></office:annotation>l'administration serveur, le web design et le référencement.</text:span><text:span text:style-name="Marquedecommentaire"><office:annotation-end office:name="3"/></text:span></text:p>
      <text:p text:style-name="P46"/>
      <text:p text:style-name="Standard"><text:span text:style-name="T47">Je programme en tant qu'autodidacte depuis mes 17 ans en langage<text:s/></text:span><text:span text:style-name="T48">C#</text:span><text:span text:style-name="T49">. Je réalise notamment des programmes de<text:s/></text:span><text:span text:style-name="T50">désinfection Windows</text:span><text:span text:style-name="T51">. Pour<text:s/></text:span><text:span text:style-name="T52">réaliser</text:span><text:span text:style-name="T53"><text:s/>ce type de programmes,<text:s/></text:span><text:span text:style-name="T54"><office:annotation office:name="4" xml:id="564521624"><dc:creator>Michel K</dc:creator><dc:date>2019-12-19T12:24:00</dc:date><text:p text:style-name="Commentaire">Compétence liée au métier si possible</text:p></office:annotation>j'ai eu à pratiquer avec des technologies comme WPF/XAML</text:span><text:span text:style-name="Marquedecommentaire"><office:annotation-end office:name="4"/></text:span><text:span text:style-name="T55">. Je passe aussi mon temps libre à aider les utilisateurs sur les forums Microsoft MSDN,<text:s/></text:span><text:span text:style-name="T56"><office:annotation office:name="5" xml:id="564521653"><dc:creator>Michel K</dc:creator><dc:date>2019-12-19T12:25:00</dc:date><text:p text:style-name="Commentaire">Montre que vous êtes déjà apprécié(e) par d’autres personnes</text:p></office:annotation>ce<text:s/></text:span><text:span text:style-name="T57">qui m'a valu le titre de modérateur des forums VB.NET et développement .NET.</text:span><text:span text:style-name="Marquedecommentaire"><office:annotation-end office:name="5"/></text:span></text:p>
      <text:p text:style-name="P58"/>
      <text:p text:style-name="Standard"><text:span text:style-name="T59"><office:annotation office:name="6" xml:id="564521710"><dc:creator>Michel K</dc:creator><dc:date>2019-12-19T12:26:00</dc:date><text:p text:style-name="Commentaire">Un premier pas dans l’entreprise = 50% du travail fait, faites des interviews !</text:p></office:annotation>J'ai<text:s/></text:span><text:span text:style-name="T60">pris contact par</text:span><text:span text:style-name="T61"><text:s/>le passé<text:s/></text:span><text:span text:style-name="T62">avec<text:s/></text:span><text:span text:style-name="T63">un consultant .NET senior travaillant chez<text:s/></text:span><text:span text:style-name="T64">LASOCIETE</text:span><text:span text:style-name="T65"><text:s/>qui m'a beaucoup aidé et motivé concernant mes choix professionnels</text:span><text:span text:style-name="Marquedecommentaire"><office:annotation-end office:name="6"/></text:span><text:span text:style-name="T66">.<text:s/></text:span><text:span text:style-name="T67">Rejoindre votre entreprise en</text:span><text:span text:style-name="T68"><text:s/>tant que consultant<text:s/></text:span><text:span text:style-name="T69">n'est donc pas juste pour moi une suite logique, mais un enjeu d'avenir<text:s/></text:span><text:span text:style-name="T70">partagé,<text:s/></text:span><text:span text:style-name="T71">et un accomplissement personnel.</text:span></text:p>
      <text:p text:style-name="P72"/>
      <text:p text:style-name="Standard"><text:span text:style-name="T73">Les<text:s/></text:span><text:span text:style-name="T74">menaces en ligne (et hors ligne !)</text:span><text:span text:style-name="T75"><text:s/>ne peuvent être ignoré</text:span><text:span text:style-name="T76">e</text:span><text:span text:style-name="T77">s, une entreprise piratée peut mettre clé sous porte<text:s/></text:span><text:span text:style-name="T78"><office:annotation office:name="7" xml:id="564521750"><dc:creator>Michel K</dc:creator><dc:date>2019-12-19T12:27:00</dc:date><text:p text:style-name="Commentaire">En quoi suis-je utile pour l’entreprise ? (Précisément<text:s/>si possible…)</text:p></office:annotation>et pourtant il y a des solutions, que je suis prêt à apporter</text:span><text:span text:style-name="Marquedecommentaire"><office:annotation-end office:name="7"/></text:span><text:span text:style-name="T79">.<text:s/></text:span><text:span text:style-name="T80">Disposant d'une (très) forte env</text:span><text:span text:style-name="T81">ie d'apprendre et de la capacité d'adaptation nécessaire à ce domaine, je sollicite votre attention à l'égard de mon</text:span><text:span text:style-name="T82"><text:s/>dossier</text:span><text:span text:style-name="T83">.</text:span></text:p>
      <text:p text:style-name="P84"/>
      <text:p text:style-name="P85">Je vous prie d'agréer<text:s/>l'expression de ma considération respectueuse.<text:s/></text:p>
      <text:p text:style-name="Standard"><text:span text:style-name="T86">Michel KARTN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erif" svg:font-family="Liberation Serif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style:font-name="Liberation Serif" style:font-name-asian="SimSun" style:font-name-complex="Arial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fo:font-size="10pt" style:font-size-asian="10pt" style:font-size-complex="9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9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9pt"/>
    </style:style>
    <style:style style:name="Textedebulles" style:display-name="Texte de bulles" style:family="paragraph" style:parent-style-name="Normal">
      <style:text-properties style:font-name="Segoe UI" fo:font-size="9pt" style:font-size-asian="9pt" style:font-size-complex="8pt" fo:hyphenate="false"/>
    </style:style>
    <style:style style:name="TextedebullesCar" style:display-name="Texte de bulles Car" style:family="text" style:parent-style-name="Policepardéfaut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hel KARTNER</meta:initial-creator>
    <dc:creator>Michel K</dc:creator>
    <meta:creation-date>2019-12-19T11:30:00Z</meta:creation-date>
    <dc:date>2019-12-19T11:36:00Z</dc:date>
    <meta:template xlink:href="Normal.dotm" xlink:type="simple"/>
    <meta:editing-cycles>4</meta:editing-cycles>
    <meta:editing-duration>PT360S</meta:editing-duration>
    <meta:document-statistic meta:page-count="1" meta:paragraph-count="4" meta:word-count="353" meta:character-count="2291" meta:row-count="16" meta:non-whitespace-character-count="1942"/>
  </office:meta>
</office:document-meta>
</file>